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b4ed3"/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b4ed3" officeooo:paragraph-rsid="001b4ed3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b4ed3" officeooo:paragraph-rsid="001c0a5d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fo:color="#c9211e" loext:opacity="100%" fo:font-size="14pt" fo:font-weight="bold" officeooo:rsid="001b4ed3" officeooo:paragraph-rsid="001b4ed3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1b4ed3" officeooo:paragraph-rsid="001b4ed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1b4ed3" officeooo:paragraph-rsid="001b4ed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1f6a71" officeooo:paragraph-rsid="001f6a7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20b08d" officeooo:paragraph-rsid="0020b0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20b08d" officeooo:paragraph-rsid="00336c3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2254e1" officeooo:paragraph-rsid="002254e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273c47" officeooo:paragraph-rsid="00273c4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28a446" officeooo:paragraph-rsid="0028a44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2f6b0a" officeooo:paragraph-rsid="002f6b0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36c3d" officeooo:paragraph-rsid="00336c3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36c3d" officeooo:paragraph-rsid="0033ad1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5f600" officeooo:paragraph-rsid="0035f60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8ca30" officeooo:paragraph-rsid="0038ca3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912d9" officeooo:paragraph-rsid="003912d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9916f" officeooo:paragraph-rsid="0039916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9916f" officeooo:paragraph-rsid="003b2eb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d27a6" officeooo:paragraph-rsid="003d27a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db307" officeooo:paragraph-rsid="003db30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3f06cb" officeooo:paragraph-rsid="003f06c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40158a" officeooo:paragraph-rsid="0040158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42df63" officeooo:paragraph-rsid="0042df6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44bd08" officeooo:paragraph-rsid="0044bd0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2pt" fo:font-weight="normal" officeooo:rsid="0045ca0e" officeooo:paragraph-rsid="0045ca0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4db6f" officeooo:paragraph-rsid="0034db6f" style:font-size-asian="13pt" style:font-weight-asian="bold" style:font-size-complex="13pt" style:font-weight-complex="bold"/>
    </style:style>
    <style:style style:name="P29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4db6f" officeooo:paragraph-rsid="00383420" style:font-size-asian="13pt" style:font-weight-asian="bold" style:font-size-complex="13pt" style:font-weight-complex="bold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4db6f" officeooo:paragraph-rsid="003912d9" style:font-size-asian="13pt" style:font-weight-asian="bold" style:font-size-complex="13pt" style:font-weight-complex="bold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4db6f" officeooo:paragraph-rsid="00397898" style:font-size-asian="13pt" style:font-weight-asian="bold" style:font-size-complex="13pt" style:font-weight-complex="bold"/>
    </style:style>
    <style:style style:name="P32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4db6f" officeooo:paragraph-rsid="0039bc01" style:font-size-asian="13pt" style:font-weight-asian="bold" style:font-size-complex="13pt" style:font-weight-complex="bold"/>
    </style:style>
    <style:style style:name="P33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4db6f" officeooo:paragraph-rsid="003beb73" style:font-size-asian="13pt" style:font-weight-asian="bold" style:font-size-complex="13pt" style:font-weight-complex="bold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4db6f" officeooo:paragraph-rsid="0040158a" style:font-size-asian="13pt" style:font-weight-asian="bold" style:font-size-complex="13pt" style:font-weight-complex="bold"/>
    </style:style>
    <style:style style:name="P35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4db6f" officeooo:paragraph-rsid="0044bd08" style:font-size-asian="13pt" style:font-weight-asian="bold" style:font-size-complex="13pt" style:font-weight-complex="bold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36c3d" officeooo:paragraph-rsid="00336c3d" style:font-size-asian="13pt" style:font-weight-asian="bold" style:font-size-complex="13pt" style:font-weight-complex="bold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32ae8f" officeooo:paragraph-rsid="0032ae8f" style:font-size-asian="13pt" style:font-weight-asian="bold" style:font-size-complex="13pt" style:font-weight-complex="bold"/>
    </style:style>
    <style:style style:name="P3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2d95bf" officeooo:paragraph-rsid="002d95bf" style:font-size-asian="13pt" style:font-weight-asian="bold" style:font-size-complex="13pt" style:font-weight-complex="bold"/>
    </style:style>
    <style:style style:name="P39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29dd04" officeooo:paragraph-rsid="0029dd04" style:font-size-asian="13pt" style:font-weight-asian="bold" style:font-size-complex="13pt" style:font-weight-complex="bold"/>
    </style:style>
    <style:style style:name="P4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28a446" officeooo:paragraph-rsid="0028a446" style:font-size-asian="13pt" style:font-weight-asian="bold" style:font-size-complex="13pt" style:font-weight-complex="bold"/>
    </style:style>
    <style:style style:name="P4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273c47" officeooo:paragraph-rsid="00273c47" style:font-size-asian="13pt" style:font-weight-asian="bold" style:font-size-complex="13pt" style:font-weight-complex="bold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23492e" officeooo:paragraph-rsid="0023492e" style:font-size-asian="13pt" style:font-weight-asian="bold" style:font-size-complex="13pt" style:font-weight-complex="bold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20b08d" officeooo:paragraph-rsid="0020b08d" style:font-size-asian="13pt" style:font-weight-asian="bold" style:font-size-complex="13pt" style:font-weight-complex="bold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fo:font-size="13pt" fo:font-weight="bold" officeooo:rsid="001f6a71" officeooo:paragraph-rsid="001f6a71" style:font-size-asian="13pt" style:font-weight-asian="bold" style:font-size-complex="13pt" style:font-weight-complex="bold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c0a5d" officeooo:paragraph-rsid="001c0a5d"/>
    </style:style>
    <style:style style:name="P46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367b8d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36bcc6"/>
    </style:style>
    <style:style style:name="P48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383420"/>
    </style:style>
    <style:style style:name="P49" style:family="paragraph" style:parent-style-name="Standard">
      <style:paragraph-properties>
        <style:tab-stops>
          <style:tab-stop style:position="0in"/>
        </style:tab-stops>
      </style:paragraph-properties>
      <style:text-properties fo:font-size="13pt" fo:font-weight="bold" officeooo:rsid="001c0a5d" officeooo:paragraph-rsid="001c0a5d" style:font-size-asian="13pt" style:font-weight-asian="bold" style:font-size-complex="13pt" style:font-weight-complex="bold"/>
    </style:style>
    <style:style style:name="P50" style:family="paragraph" style:parent-style-name="Standard">
      <style:paragraph-properties>
        <style:tab-stops>
          <style:tab-stop style:position="0in"/>
        </style:tab-stops>
      </style:paragraph-properties>
      <style:text-properties fo:font-size="13pt" fo:font-weight="bold" officeooo:rsid="001b4ed3" officeooo:paragraph-rsid="001b4ed3" style:font-size-asian="13pt" style:font-weight-asian="bold" style:font-size-complex="13pt" style:font-weight-complex="bold"/>
    </style:style>
    <style:style style:name="T1" style:family="text">
      <style:text-properties officeooo:rsid="001b4ed3"/>
    </style:style>
    <style:style style:name="T2" style:family="text">
      <style:text-properties fo:color="#000000" loext:opacity="100%" fo:font-size="12pt" fo:font-weight="normal" officeooo:rsid="001b4ed3" style:font-size-asian="10.5pt" style:font-weight-asian="normal" style:font-size-complex="12pt" style:font-weight-complex="normal"/>
    </style:style>
    <style:style style:name="T3" style:family="text">
      <style:text-properties fo:color="#000000" loext:opacity="100%" fo:font-size="12pt" fo:font-weight="normal" officeooo:rsid="00367b8d" style:font-size-asian="10.5pt" style:font-weight-asian="normal" style:font-size-complex="12pt" style:font-weight-complex="normal"/>
    </style:style>
    <style:style style:name="T4" style:family="text">
      <style:text-properties fo:color="#000000" loext:opacity="100%" fo:font-size="13pt" fo:font-weight="bold" officeooo:rsid="001b4ed3" style:font-size-asian="13pt" style:font-weight-asian="bold" style:font-size-complex="13pt" style:font-weight-complex="bold"/>
    </style:style>
    <style:style style:name="T5" style:family="text">
      <style:text-properties fo:color="#000000" loext:opacity="100%" fo:font-size="13pt" fo:font-weight="bold" officeooo:rsid="0034db6f" style:font-size-asian="13pt" style:font-weight-asian="bold" style:font-size-complex="13pt" style:font-weight-complex="bold"/>
    </style:style>
    <style:style style:name="T6" style:family="text">
      <style:text-properties officeooo:rsid="001c0a5d"/>
    </style:style>
    <style:style style:name="T7" style:family="text">
      <style:text-properties officeooo:rsid="001e8223"/>
    </style:style>
    <style:style style:name="T8" style:family="text">
      <style:text-properties officeooo:rsid="0020b08d"/>
    </style:style>
    <style:style style:name="T9" style:family="text">
      <style:text-properties officeooo:rsid="002d95bf"/>
    </style:style>
    <style:style style:name="T10" style:family="text">
      <style:text-properties officeooo:rsid="002f6b0a"/>
    </style:style>
    <style:style style:name="T11" style:family="text">
      <style:text-properties officeooo:rsid="00336c3d"/>
    </style:style>
    <style:style style:name="T12" style:family="text">
      <style:text-properties officeooo:rsid="0033ad1c"/>
    </style:style>
    <style:style style:name="T13" style:family="text">
      <style:text-properties officeooo:rsid="0034aa09"/>
    </style:style>
    <style:style style:name="T14" style:family="text">
      <style:text-properties officeooo:rsid="0034db6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83420" style:font-weight-asian="bold" style:font-weight-complex="bold"/>
    </style:style>
    <style:style style:name="T17" style:family="text">
      <style:text-properties fo:font-weight="bold" officeooo:rsid="003912d9" style:font-weight-asian="bold" style:font-weight-complex="bold"/>
    </style:style>
    <style:style style:name="T18" style:family="text">
      <style:text-properties fo:font-weight="bold" officeooo:rsid="00397898" style:font-weight-asian="bold" style:font-weight-complex="bold"/>
    </style:style>
    <style:style style:name="T19" style:family="text">
      <style:text-properties fo:font-weight="bold" officeooo:rsid="0039bc01" style:font-weight-asian="bold" style:font-weight-complex="bold"/>
    </style:style>
    <style:style style:name="T20" style:family="text">
      <style:text-properties fo:font-weight="bold" officeooo:rsid="003beb73" style:font-weight-asian="bold" style:font-weight-complex="bold"/>
    </style:style>
    <style:style style:name="T21" style:family="text">
      <style:text-properties fo:font-weight="bold" officeooo:rsid="0040158a" style:font-weight-asian="bold" style:font-weight-complex="bold"/>
    </style:style>
    <style:style style:name="T22" style:family="text">
      <style:text-properties fo:font-weight="bold" officeooo:rsid="0044bd08" style:font-weight-asian="bold" style:font-weight-complex="bold"/>
    </style:style>
    <style:style style:name="T23" style:family="text">
      <style:text-properties fo:font-weight="bold" officeooo:rsid="0045ca0e" style:font-weight-asian="bold" style:font-weight-complex="bold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size="13pt" fo:font-weight="bold" officeooo:rsid="0034db6f" style:font-size-asian="13pt" style:font-weight-asian="bold" style:font-size-complex="13pt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6bcc6" style:font-weight-asian="normal" style:font-weight-complex="normal"/>
    </style:style>
    <style:style style:name="T28" style:family="text">
      <style:text-properties fo:font-weight="normal" officeooo:rsid="00383420" style:font-weight-asian="normal" style:font-weight-complex="normal"/>
    </style:style>
    <style:style style:name="T29" style:family="text">
      <style:text-properties officeooo:rsid="003b2eb4"/>
    </style:style>
    <style:style style:name="T30" style:family="text">
      <style:text-properties officeooo:rsid="003db307"/>
    </style:style>
    <style:style style:name="T31" style:family="text">
      <style:text-properties officeooo:rsid="0044bd08"/>
    </style:style>
    <style:style style:name="T32" style:family="text">
      <style:text-properties officeooo:rsid="0045ca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 – BANDİT</text:p>
      <text:p text:style-name="P5"><text:a xlink:type="simple" xlink:href="https://overthewire.org/wargames/bandit/" text:style-name="Internet_20_link" text:visited-style-name="Visited_20_Internet_20_Link">https://overthewire.org/wargames/bandit/</text:a></text:p>
      <text:p text:style-name="P1"><text:span text:style-name="T4">0 -</text:span><text:span text:style-name="T2"> ssh bandit0bandit.labs.overthewire.org -p 2220</text:span></text:p>
      <text:p text:style-name="P2"><text:span text:style-name="T24">1 -</text:span> ssh bandit1bandit.labs.overthewire.org -p 2220</text:p>
      <text:p text:style-name="P2">ls -la</text:p>
      <text:p text:style-name="P2">cat ./-</text:p>
      <text:p text:style-name="P50">2 -</text:p>
      <text:p text:style-name="P1"><text:span text:style-name="T1">cat “</text:span><text:span text:style-name="Strong_20_Emphasis">spaces in this filename</text:span><text:span text:style-name="T1">”</text:span></text:p>
      <text:p text:style-name="P50">3 -</text:p>
      <text:p text:style-name="P2">ls -la <text:s text:c="2"/>, <text:s text:c="2"/>cd inhere <text:s/>, <text:s text:c="2"/>cat .hidden</text:p>
      <text:p text:style-name="P50">4 - </text:p>
      <text:p text:style-name="P3">ls -la <text:s text:c="2"/>, <text:s text:c="2"/>cd inhere <text:s/>, <text:s text:c="2"/>cat ./-file07 <text:s/><text:span text:style-name="T6">(cat ile tüm file oku, 7 çalışıyor)</text:span></text:p>
      <text:p text:style-name="P49">5 -</text:p>
      <text:p text:style-name="P3">ls -la <text:s text:c="2"/>, <text:s text:c="2"/>cd inhere <text:s/>, <text:s/>find . -type f -size 1033c ! -executable <text:s text:c="3"/>, <text:s text:c="2"/>cat ./maybehere07/.file2</text:p>
      <text:p text:style-name="P49">6 - </text:p>
      <text:p text:style-name="P45">find / -type f -user bandit7 -group bandit6 -size 33c <text:s/><text:span text:style-name="T7">((/) tüm dizinlerde, (.)Sadece o dizinde)</text:span></text:p>
      <text:p text:style-name="P5">/var/lib/dpkg/info/bandit7.password</text:p>
      <text:p text:style-name="P44">7-</text:p>
      <text:p text:style-name="P7"><text:span text:style-name="T1">cat data.txt | grep "millionth"</text:span></text:p>
      <text:p text:style-name="P44">8-</text:p>
      <text:p text:style-name="P7">sort data.txt | uniq -c | grep "1 "</text:p>
      <text:p text:style-name="P44">9-</text:p>
      <text:p text:style-name="P7">strings data.txt | grep "="</text:p>
      <text:p text:style-name="P44">10-</text:p>
      <text:p text:style-name="P7">base64 -d data.txt</text:p>
      <text:p text:style-name="P44">11-</text:p>
      <text:p text:style-name="P8">cat data.txt <text:s text:c="2"/>(rotated 13 times)</text:p>
      <text:p text:style-name="P7"><text:a xlink:type="simple" xlink:href="https://www.dcode.fr/rot-cipher" text:style-name="Internet_20_link" text:visited-style-name="Visited_20_Internet_20_Link">https://www.dcode.fr/rot-cipher</text:a></text:p>
      <text:p text:style-name="P43">12-</text:p>
      <text:p text:style-name="P8">mkdir /tmp/berke</text:p>
      <text:p text:style-name="P8">xxd -r data.txt &gt; berke</text:p>
      <text:p text:style-name="P10">file berke</text:p>
      <text:p text:style-name="P10">gzip -d berke <text:s/>(error alıyoruz çünkü extension gzip olması lazım.)</text:p>
      <text:p text:style-name="P10">mv berke berke.gz , gzip -d berke.gz</text:p>
      <text:p text:style-name="P10">file berke , <text:span text:style-name="T8">mv berke berke.bz2 , mv berke berke.tar , </text:span>tar xf berke.tar</text:p>
      <text:p text:style-name="P42">1<text:span text:style-name="T14">3</text:span>-</text:p>
      <text:p text:style-name="P8">cat sshkey.private</text:p>
      <text:p text:style-name="P8">ssh -i sshkey.private bandit14@localhost -p 2220</text:p>
      <text:p text:style-name="P41">1<text:span text:style-name="T14">4</text:span>-</text:p>
      <text:p text:style-name="P11">nmap localhost</text:p>
      <text:p text:style-name="P11">nc localhost 30000</text:p>
      <text:p text:style-name="P11">passs…</text:p>
      <text:p text:style-name="P41">1<text:span text:style-name="T14">5</text:span>-</text:p>
      <text:p text:style-name="P11">ncat --ssl localhost 30001</text:p>
      <text:p text:style-name="P40">1<text:span text:style-name="T14">6</text:span>-</text:p>
      <text:p text:style-name="P12">nmap localhost -p 31000-32000</text:p>
      <text:p text:style-name="P12">ncat --ssl localhost 31790 <text:s/>(RSA-KEY) <text:s/>, <text:s/>touch rsa-key-1.txt</text:p>
      <text:p text:style-name="P12"><text:soft-page-break/>chmod 400 rsa-key-1.txt </text:p>
      <text:p text:style-name="P12">ssh -i rsa-key-1.txt <text:s/>bandit17@bandit.labs.overthewire.org -p 2220 </text:p>
      <text:p text:style-name="P39">1<text:span text:style-name="T14">7</text:span>-</text:p>
      <text:p text:style-name="P8">diff passwords.new passwords.old</text:p>
      <text:p text:style-name="P38">1<text:span text:style-name="T14">8</text:span>- <text:s/>ssh (permited)</text:p>
      <text:p text:style-name="P9">ssh -t bandit18@bandit.labs.overthewire.org -p 2220 -l bandit18 '/bin/sh' <text:s text:c="3"/><text:span text:style-name="T9">(bash değil de bin/sh olarak girdik)</text:span></text:p>
      <text:p text:style-name="P28">19-</text:p>
      <text:p text:style-name="P13">cat /etc/bandit_pass/bandit20</text:p>
      <text:p text:style-name="P8">./bandit20-do <text:s text:c="4"/>, <text:s text:c="2"/><text:span text:style-name="T10">id <text:s text:c="2"/>, <text:s text:c="2"/>./bandit20-do id</text:span></text:p>
      <text:p text:style-name="P13">./bandit20-do cat /etc/bandit_pass/bandit20</text:p>
      <text:p text:style-name="P37">2<text:span text:style-name="T14">0</text:span>-</text:p>
      <text:p text:style-name="P8">nmap -p- localhost</text:p>
      <text:p text:style-name="P9">ssh bandit<text:span text:style-name="T11">20</text:span>@bandit.labs.overthewire.org -p 2220 </text:p>
      <text:p text:style-name="P14">2 sessions are open</text:p>
      <text:p text:style-name="P9">nc -l<text:span text:style-name="T11">vp</text:span> 4444</text:p>
      <text:p text:style-name="P9">./suconnect 4444</text:p>
      <text:p text:style-name="P14">pass..</text:p>
      <text:p text:style-name="P36">2<text:span text:style-name="T14">1</text:span>-</text:p>
      <text:p text:style-name="P14">cd /etc/cron.d</text:p>
      <text:p text:style-name="P14">cat cronjob_bandit22</text:p>
      <text:p text:style-name="P14">cat /tmp/t7O6lds9S0RqQh9aMcz6ShpAoZKF7fgv</text:p>
      <text:p text:style-name="P36">2<text:span text:style-name="T14">2</text:span>-</text:p>
      <text:p text:style-name="P15">cd /etc/cron.d</text:p>
      <text:p text:style-name="P15">cat cronjob_bandit2<text:span text:style-name="T12">3</text:span></text:p>
      <text:p text:style-name="P14">cat /usr/bin/cronjob_bandit23.sh</text:p>
      <text:p text:style-name="P14">myname=bandit23 <text:s text:c="2"/>, <text:s text:c="2"/><text:span text:style-name="T13">$myname</text:span></text:p>
      <text:p text:style-name="P14">echo I am user $myname | md5sum | cut -d ' ' -f 1</text:p>
      <text:p text:style-name="P14">cat /tmp/8ca319486bfbbc3663ea0fbe81326349</text:p>
      <text:p text:style-name="P28">23-</text:p>
      <text:p text:style-name="P16">our goal is to run the cat pass command with bash.</text:p>
      <text:p text:style-name="P46"><text:span text:style-name="T3">cd </text:span><text:span text:style-name="Strong_20_Emphasis"><text:span text:style-name="T26">/etc/cron.d/ <text:s text:c="2"/>, <text:s text:c="2"/>cat cronjob_bandit24 <text:s text:c="2"/>, <text:s text:c="2"/>cat /usr/bin/cronjob_bandit24.sh <text:s text:c="2"/>, <text:s text:c="2"/>cd /var/spool/bandit24</text:span></text:span></text:p>
      <text:p text:style-name="P47"><text:span text:style-name="Strong_20_Emphasis"><text:span text:style-name="T27">cd /tmp <text:s text:c="2"/>, <text:s text:c="2"/>mkdir berke1 <text:s text:c="2"/>, <text:s text:c="2"/>cd berke1</text:span></text:span></text:p>
      <text:p text:style-name="P47"><text:span text:style-name="Strong_20_Emphasis"><text:span text:style-name="T27">echo "cat /etc/bandit_pass/bandit24 &gt; /tmp/berke1/pasword.txt" &gt; aayy.sh</text:span></text:span></text:p>
      <text:p text:style-name="P46"><text:span text:style-name="Strong_20_Emphasis"><text:span text:style-name="T27">t</text:span></text:span><text:span text:style-name="Strong_20_Emphasis"><text:span text:style-name="T26">ouch pasword.txt</text:span></text:span></text:p>
      <text:p text:style-name="P46"><text:span text:style-name="Strong_20_Emphasis"><text:span text:style-name="T26">chmod 777 aayy.sh <text:s text:c="2"/>, <text:s text:c="2"/>chmod 777 pasword.txt</text:span></text:span></text:p>
      <text:p text:style-name="P46"><text:span text:style-name="Strong_20_Emphasis"><text:span text:style-name="T26">cp /tmp/berke1/aayy.sh &gt; /var/spool/bandit</text:span></text:span></text:p>
      <text:p text:style-name="P48"><text:span text:style-name="Strong_20_Emphasis"><text:span text:style-name="T28">cat pasword.txt</text:span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48"><text:span text:style-name="Strong_20_Emphasis"><text:span text:style-name="T28"/></text:span></text:p>
      <text:p text:style-name="P29"><text:soft-page-break/><text:span text:style-name="Strong_20_Emphasis"><text:span text:style-name="T5">2</text:span></text:span><text:span text:style-name="Strong_20_Emphasis"><text:span text:style-name="T16">4</text:span></text:span><text:span text:style-name="Strong_20_Emphasis"><text:span text:style-name="T5">-</text:span></text:span></text:p>
      <text:p text:style-name="P46"><text:span text:style-name="Strong_20_Emphasis"><text:span text:style-name="T26">nc localhost 30002</text:span></text:span></text:p>
      <text:p text:style-name="P16">cd /tmp</text:p>
      <text:p text:style-name="P17">mkdir berke33</text:p>
      <text:p text:style-name="P17">cd berke33</text:p>
      <text:p text:style-name="P18">vim asdasd.sh</text:p>
      <text:p text:style-name="P18"/>
      <text:p text:style-name="P17">#!/bin/bash</text:p>
      <text:p text:style-name="P17"/>
      <text:p text:style-name="P17">pass=VAfGXJ1PBSsPSnvsjI8p759leLZ9GGar</text:p>
      <text:p text:style-name="P17"/>
      <text:p text:style-name="P17">for i in {0000..9999}; do</text:p>
      <text:p text:style-name="P17"><text:s text:c="8"/>echo "$pass $i" <text:s/></text:p>
      <text:p text:style-name="P17">done | nc localhost 30002</text:p>
      <text:p text:style-name="P8"/>
      <text:p text:style-name="P30"><text:span text:style-name="Strong_20_Emphasis"><text:span text:style-name="T15">2</text:span></text:span><text:span text:style-name="Strong_20_Emphasis"><text:span text:style-name="T17">5</text:span></text:span><text:span text:style-name="Strong_20_Emphasis"><text:span text:style-name="T15">-</text:span></text:span></text:p>
      <text:p text:style-name="P18">ssh -i bandit26.sshkey bandit26@localhost -p 2220</text:p>
      <text:p text:style-name="P18">ekranı küçültüp, vi enter yapyırouz.</text:p>
      <text:p text:style-name="P18">Daha sonrasında, esc, yapıp komut yazıyoruz.</text:p>
      <text:p text:style-name="P18">:set shell=/bin/bash</text:p>
      <text:p text:style-name="P18">:shell <text:s text:c="2"/>()</text:p>
      <text:p text:style-name="P18">içerdeyiz.</text:p>
      <text:p text:style-name="P30"><text:span text:style-name="Strong_20_Emphasis"><text:span text:style-name="T15">2</text:span></text:span><text:span text:style-name="Strong_20_Emphasis"><text:span text:style-name="T17">6</text:span></text:span><text:span text:style-name="Strong_20_Emphasis"><text:span text:style-name="T15">-</text:span></text:span></text:p>
      <text:p text:style-name="P8">cat /etc/passwd</text:p>
      <text:p text:style-name="P8">./bandit27-do cat /etc/bandit_pass/bandit27</text:p>
      <text:p text:style-name="P31"><text:span text:style-name="Strong_20_Emphasis"><text:span text:style-name="T15">2</text:span></text:span><text:span text:style-name="Strong_20_Emphasis"><text:span text:style-name="T18">7</text:span></text:span><text:span text:style-name="Strong_20_Emphasis"><text:span text:style-name="T15">-</text:span></text:span></text:p>
      <text:p text:style-name="P19">mkdir /tmp/road</text:p>
      <text:p text:style-name="P19">chmod 777 road</text:p>
      <text:p text:style-name="P19">git clone ssh://bandit27-git@localhost:2220/home/bandit27-git/repo</text:p>
      <text:p text:style-name="P32"><text:span text:style-name="Strong_20_Emphasis"><text:span text:style-name="T15">2</text:span></text:span><text:span text:style-name="Strong_20_Emphasis"><text:span text:style-name="T19">8</text:span></text:span><text:span text:style-name="Strong_20_Emphasis"><text:span text:style-name="T15">-</text:span></text:span></text:p>
      <text:p text:style-name="P20">mkdir /tmp/<text:span text:style-name="T29">asdasd</text:span></text:p>
      <text:p text:style-name="P8">git clone ssh:<text:a xlink:type="simple" xlink:href="mailto://bandit28-git@localhost" text:style-name="Internet_20_link" text:visited-style-name="Visited_20_Internet_20_Link">//bandit28-git@localhost</text:a>:2220/home/bandit28-git/repo</text:p>
      <text:p text:style-name="P21">git branch -r <text:s/>, <text:s text:c="2"/>git branch <text:s text:c="2"/>, <text:s text:c="2"/>git tag <text:s text:c="3"/>, <text:s text:c="2"/>git log</text:p>
      <text:p text:style-name="P21"><text:span text:style-name="T30">git checkout </text:span>bdf3099fb1fb05faa29e80ea79d9db1e29d6c9b9</text:p>
      <text:p text:style-name="P21">cat README.md</text:p>
      <text:p text:style-name="P33"><text:span text:style-name="Strong_20_Emphasis"><text:span text:style-name="T15">2</text:span></text:span><text:span text:style-name="Strong_20_Emphasis"><text:span text:style-name="T20">9</text:span></text:span><text:span text:style-name="Strong_20_Emphasis"><text:span text:style-name="T15">-</text:span></text:span></text:p>
      <text:p text:style-name="P22">mkdir /tmp/1223 <text:s text:c="2"/>, <text:s text:c="2"/>cd /tmp/1223</text:p>
      <text:p text:style-name="P22">git clone ssh://bandit29-git@localhost:2220/home/bandit29-git/repo</text:p>
      <text:p text:style-name="P23">git log <text:s text:c="2"/>, <text:s text:c="2"/>git branch -r <text:s text:c="3"/>, <text:s text:c="3"/>git checkout dev <text:s text:c="2"/>, <text:s text:c="2"/>cat README.md</text:p>
      <text:p text:style-name="P34"><text:span text:style-name="Strong_20_Emphasis"><text:span text:style-name="T21">30</text:span></text:span><text:span text:style-name="Strong_20_Emphasis"><text:span text:style-name="T15">-</text:span></text:span></text:p>
      <text:p text:style-name="P24">same… git tag <text:s text:c="2"/>, <text:s text:c="2"/>git show secret</text:p>
      <text:p text:style-name="P34"><text:span text:style-name="Strong_20_Emphasis"><text:span text:style-name="T21">31</text:span></text:span><text:span text:style-name="Strong_20_Emphasis"><text:span text:style-name="T15">-</text:span></text:span></text:p>
      <text:p text:style-name="P25">same… </text:p>
      <text:p text:style-name="P25">rm .gitignore</text:p>
      <text:p text:style-name="P25">echo "May I come in?" &gt; key.txt <text:s text:c="2"/>, <text:s text:c="2"/>git add key.txt <text:s text:c="2"/>, <text:s text:c="2"/>git commit -m "new commit" <text:s text:c="2"/>, <text:s text:c="2"/><text:span text:style-name="T31">git push</text:span></text:p>
      <text:p text:style-name="P35"><text:span text:style-name="Strong_20_Emphasis"><text:span text:style-name="T21">3</text:span></text:span><text:span text:style-name="Strong_20_Emphasis"><text:span text:style-name="T22">2</text:span></text:span><text:span text:style-name="Strong_20_Emphasis"><text:span text:style-name="T15">-</text:span></text:span></text:p>
      <text:p text:style-name="P26">$0 – bash <text:s/><text:span text:style-name="T32">and <text:s text:c="2"/></text:span>$SHELL – UPPERCASE SHELL</text:p>
      <text:p text:style-name="P27">export SHELL=/bin/bash <text:s text:c="2"/>, <text:s text:c="2"/>$SHELL <text:s text:c="2"/>, <text:s text:c="2"/>(cat/etc/shells)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09:42:04.998160246</meta:creation-date>
    <dc:date>2022-10-07T23:03:14.332389680</dc:date>
    <meta:editing-duration>PT13H20M49S</meta:editing-duration>
    <meta:editing-cycles>45</meta:editing-cycles>
    <meta:generator>LibreOffice/7.4.1.2$Linux_X86_64 LibreOffice_project/3c58a8f3a960df8bc8fd77b461821e42c061c5f0</meta:generator>
    <meta:document-statistic meta:table-count="0" meta:image-count="0" meta:object-count="0" meta:page-count="5" meta:paragraph-count="128" meta:word-count="502" meta:character-count="3532" meta:non-whitespace-character-count="3006"/>
  </office:meta>
</office:document-meta>
</file>